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Consolas, 'Courier New', monospace"/>
    <style:font-face style:name="inherit" svg:font-family="inherit"/>
    <style:font-face style:name="monospace1" svg:font-family="monospace"/>
    <style:font-face style:name="monospace" svg:font-family="monospace, monospace"/>
    <style:font-face style:name="urw-din" svg:font-family="urw-din, sans-serif"/>
    <style:font-face style:name="var font-din" svg:font-family="'var font-di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line-height-at-least="0.503cm"/>
      <style:text-properties style:use-window-font-color="true" style:font-name="Droid Sans Mono" fo:font-size="10.5pt" fo:font-weight="normal" officeooo:rsid="00282eff" officeooo:paragraph-rsid="00282eff" fo:background-color="transparent" style:font-weight-asian="normal" style:font-weight-complex="normal"/>
    </style:style>
    <style:style style:name="P2" style:family="paragraph" style:parent-style-name="Preformatted_20_Text">
      <style:paragraph-properties fo:text-align="justify" style:justify-single-word="false"/>
      <style:text-properties fo:color="#202124" style:font-name="Droid Sans Fallback" fo:font-size="12pt" fo:font-weight="normal" officeooo:rsid="00077b5b" officeooo:paragraph-rsid="003009fa"/>
    </style:style>
    <style:style style:name="P3" style:family="paragraph" style:parent-style-name="Preformatted_20_Text">
      <style:paragraph-properties fo:text-align="justify" style:justify-single-word="false"/>
      <style:text-properties fo:font-variant="normal" fo:text-transform="none" fo:color="#202124" style:font-name="Droid Sans Fallback" fo:font-size="12pt" fo:letter-spacing="normal" fo:language="es" fo:country="ES" fo:font-style="normal" fo:font-weight="normal" officeooo:rsid="00077b5b" officeooo:paragraph-rsid="003009fa" style:font-size-asian="12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fo:font-variant="normal" fo:text-transform="none" fo:color="#202124" style:font-name="Droid Sans Fallback" fo:font-size="12pt" fo:letter-spacing="normal" fo:language="es" fo:country="ES" fo:font-style="normal" fo:font-weight="normal" officeooo:rsid="0039ed71" officeooo:paragraph-rsid="003009fa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fo:font-variant="normal" fo:text-transform="none" fo:color="#202124" style:font-name="Droid Sans Fallback" fo:font-size="12pt" fo:letter-spacing="normal" fo:language="es" fo:country="ES" fo:font-style="normal" fo:font-weight="normal" officeooo:rsid="0044b8f4" officeooo:paragraph-rsid="0044b8f4" style:font-size-asian="12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fo:font-variant="normal" fo:text-transform="none" fo:color="#202124" style:font-name="Liberation Serif" fo:font-size="12pt" fo:letter-spacing="normal" fo:language="es" fo:country="ES" fo:font-style="normal" fo:font-weight="normal" officeooo:rsid="0044b8f4" officeooo:paragraph-rsid="0044b8f4" style:font-size-asian="12pt" style:font-size-complex="12pt"/>
    </style:style>
    <style:style style:name="P7" style:family="paragraph" style:parent-style-name="Preformatted_20_Text">
      <style:paragraph-properties fo:text-align="center" style:justify-single-word="false"/>
      <style:text-properties fo:font-variant="normal" fo:text-transform="none" style:use-window-font-color="true" style:font-name="Droid Sans Fallback" fo:font-size="12pt" fo:letter-spacing="normal" fo:language="es" fo:country="ES" fo:font-style="normal" fo:font-weight="bold" officeooo:rsid="0038fc31" officeooo:paragraph-rsid="0038fc31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Droid Sans Fallback" fo:font-size="12pt" fo:letter-spacing="normal" fo:language="es" fo:country="ES" fo:font-style="normal" fo:font-weight="normal" officeooo:rsid="003fd102" officeooo:paragraph-rsid="003fd102" fo:background-color="#81d41a" style:font-size-asian="12pt" style:font-size-complex="12pt"/>
    </style:style>
    <style:style style:name="P9" style:family="paragraph" style:parent-style-name="Preformatted_20_Text">
      <style:paragraph-properties fo:text-align="justify" style:justify-single-word="false"/>
      <style:text-properties fo:color="#000000" style:font-name="Droid Sans Fallback" fo:font-size="12pt" fo:font-weight="normal" officeooo:rsid="003fd102" officeooo:paragraph-rsid="003fd102" fo:background-color="#81d41a"/>
    </style:style>
    <style:style style:name="P10" style:family="paragraph" style:parent-style-name="Preformatted_20_Text">
      <style:paragraph-properties fo:text-align="justify" style:justify-single-word="false"/>
      <style:text-properties fo:color="#000000" style:font-name="Droid Sans Fallback" fo:font-size="12pt" fo:font-weight="normal" officeooo:rsid="0040b923" officeooo:paragraph-rsid="0040b923" fo:background-color="transparent"/>
    </style:style>
    <style:style style:name="P11" style:family="paragraph" style:parent-style-name="Preformatted_20_Text">
      <loext:graphic-properties draw:fill="solid" draw:fill-color="#f5f5f5" draw:opacity="100%"/>
      <style:paragraph-properties fo:margin-top="0.265cm" fo:margin-bottom="0.265cm" loext:contextual-spacing="false" fo:line-height="142%" fo:orphans="2" fo:widows="2" fo:background-color="#f5f5f5" fo:padding-left="0.238cm" fo:padding-right="0cm" fo:padding-top="0.238cm" fo:padding-bottom="0.238cm" fo:border-left="0.06pt solid #cccccc" fo:border-right="none" fo:border-top="0.06pt solid #cccccc" fo:border-bottom="0.06pt solid #cccccc"/>
    </style:style>
    <style:style style:name="P12" style:family="paragraph" style:parent-style-name="Standard">
      <style:paragraph-properties fo:text-align="center" style:justify-single-word="false"/>
      <style:text-properties officeooo:rsid="00046b44" officeooo:paragraph-rsid="00046b44"/>
    </style:style>
    <style:style style:name="P13" style:family="paragraph" style:parent-style-name="Standard">
      <style:paragraph-properties fo:text-align="start" style:justify-single-word="false"/>
      <style:text-properties officeooo:rsid="00077b5b" officeooo:paragraph-rsid="00077b5b"/>
    </style:style>
    <style:style style:name="P14" style:family="paragraph" style:parent-style-name="Standard">
      <style:paragraph-properties fo:text-align="start" style:justify-single-word="false"/>
      <style:text-properties officeooo:paragraph-rsid="00077b5b"/>
    </style:style>
    <style:style style:name="P15" style:family="paragraph" style:parent-style-name="Standard">
      <style:paragraph-properties fo:text-align="start" style:justify-single-word="false"/>
      <style:text-properties officeooo:paragraph-rsid="000d8074"/>
    </style:style>
    <style:style style:name="P16" style:family="paragraph" style:parent-style-name="Standard">
      <style:paragraph-properties style:line-height-at-least="0.503cm"/>
      <style:text-properties fo:color="#1c1c1c" style:font-name="Droid Sans Mono" fo:font-size="10.5pt" fo:font-weight="bold" fo:background-color="transparent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fo:color="#1c1c1c" style:font-name="Droid Sans Mono" fo:font-size="10.5pt" fo:font-weight="bold" fo:background-color="transparent"/>
    </style:style>
    <style:style style:name="P18" style:family="paragraph" style:parent-style-name="Standard">
      <style:paragraph-properties style:line-height-at-least="0.503cm"/>
      <style:text-properties fo:color="#1c1c1c" style:font-name="Droid Sans Mono" fo:font-size="10.5pt" fo:font-weight="normal" officeooo:rsid="0013d7bc" officeooo:paragraph-rsid="0013d7bc" style:font-weight-asian="normal" style:font-weight-complex="normal"/>
    </style:style>
    <style:style style:name="P19" style:family="paragraph" style:parent-style-name="Standard">
      <style:paragraph-properties style:line-height-at-least="0.503cm"/>
      <style:text-properties fo:color="#1c1c1c" style:font-name="Liberation Serif" fo:font-size="12pt" fo:font-weight="normal" officeooo:paragraph-rsid="001714cd" style:font-size-asian="12pt" style:font-size-complex="12pt"/>
    </style:style>
    <style:style style:name="P20" style:family="paragraph" style:parent-style-name="Standard">
      <style:paragraph-properties style:line-height-at-least="0.503cm"/>
      <style:text-properties fo:color="#1c1c1c" style:font-name="Liberation Serif" fo:font-size="12pt" fo:font-weight="normal" officeooo:rsid="001bc3c2" officeooo:paragraph-rsid="001bc3c2" style:font-size-asian="12pt" style:font-size-complex="12pt"/>
    </style:style>
    <style:style style:name="P21" style:family="paragraph" style:parent-style-name="Standard">
      <style:paragraph-properties style:line-height-at-least="0.503cm"/>
      <style:text-properties fo:color="#1c1c1c" style:font-name="Liberation Serif" fo:font-size="12pt" fo:font-weight="normal" officeooo:rsid="0022d84d" officeooo:paragraph-rsid="0022d84d" style:font-size-asian="12pt" style:font-size-complex="12pt"/>
    </style:style>
    <style:style style:name="P22" style:family="paragraph" style:parent-style-name="Standard">
      <style:paragraph-properties style:line-height-at-least="0.503cm"/>
      <style:text-properties fo:color="#1c1c1c" style:font-name="Liberation Serif" fo:font-size="12pt" fo:font-weight="normal" officeooo:rsid="0013d7bc" officeooo:paragraph-rsid="0013d7bc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503cm"/>
      <style:text-properties fo:color="#1c1c1c" style:font-name="Liberation Serif" fo:font-size="10.5pt" fo:font-weight="normal" officeooo:rsid="0013d7bc" officeooo:paragraph-rsid="0013d7bc" fo:background-color="transparent" style:font-weight-asian="normal" style:font-weight-complex="normal"/>
    </style:style>
    <style:style style:name="P24" style:family="paragraph" style:parent-style-name="Standard">
      <style:paragraph-properties style:line-height-at-least="0.503cm"/>
      <style:text-properties style:use-window-font-color="true" style:font-name="Liberation Serif" fo:font-size="12pt" fo:font-weight="normal" officeooo:rsid="0024be74" officeooo:paragraph-rsid="0024be74" style:font-size-asian="12pt" style:font-size-complex="12pt"/>
    </style:style>
    <style:style style:name="P25" style:family="paragraph" style:parent-style-name="Standard">
      <style:paragraph-properties style:line-height-at-least="0.503cm"/>
      <style:text-properties style:use-window-font-color="true" style:font-name="Liberation Serif" fo:font-size="12pt" fo:font-weight="bold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27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paragraph-rsid="005e6159" fo:background-color="transparent" style:font-weight-asian="bold" style:font-weight-complex="bold"/>
    </style:style>
    <style:style style:name="P28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282eff" officeooo:paragraph-rsid="00282eff" fo:background-color="transparent" style:font-weight-asian="bold" style:font-weight-complex="bold"/>
    </style:style>
    <style:style style:name="P29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601a69" officeooo:paragraph-rsid="00601a69" fo:background-color="transparent" style:font-weight-asian="bold" style:font-weight-complex="bold"/>
    </style:style>
    <style:style style:name="P30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fo:font-weight="bold" officeooo:rsid="0067274f" officeooo:paragraph-rsid="0067274f" fo:background-color="transparent" style:font-weight-asian="bold" style:font-weight-complex="bold"/>
    </style:style>
    <style:style style:name="P31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69426e" officeooo:paragraph-rsid="0069426e" fo:background-color="transparent" style:font-weight-asian="bold" style:font-weight-complex="bold"/>
    </style:style>
    <style:style style:name="P32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6b1153" officeooo:paragraph-rsid="006b1153" fo:background-color="transparent" style:font-weight-asian="bold" style:font-weight-complex="bold"/>
    </style:style>
    <style:style style:name="P33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6ba4e1" officeooo:paragraph-rsid="006ba4e1" fo:background-color="transparent" style:font-weight-asian="bold" style:font-weight-complex="bold"/>
    </style:style>
    <style:style style:name="P34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6d8681" officeooo:paragraph-rsid="006d8681" fo:background-color="transparent" style:font-weight-asian="bold" style:font-weight-complex="bold"/>
    </style:style>
    <style:style style:name="P35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6e028e" officeooo:paragraph-rsid="006e028e" fo:background-color="transparent" style:font-weight-asian="bold" style:font-weight-complex="bold"/>
    </style:style>
    <style:style style:name="P36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6fc98e" officeooo:paragraph-rsid="006fc98e" fo:background-color="transparent" style:font-weight-asian="bold" style:font-weight-complex="bold"/>
    </style:style>
    <style:style style:name="P37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70cfb3" officeooo:paragraph-rsid="0070cfb3" fo:background-color="transparent" style:font-weight-asian="bold" style:font-weight-complex="bold"/>
    </style:style>
    <style:style style:name="P38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bold" officeooo:rsid="00282eff" officeooo:paragraph-rsid="00282eff" fo:background-color="transparent" style:font-weight-asian="bold" style:font-weight-complex="bold"/>
    </style:style>
    <style:style style:name="P39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bold" fo:background-color="transparent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Droid Sans Mono" fo:font-size="10.5pt" style:text-underline-style="none" fo:font-weight="bold" officeooo:rsid="00500ded" officeooo:paragraph-rsid="00500ded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Droid Sans Mono" fo:font-size="10.5pt" style:text-underline-style="none" fo:font-weight="bold" officeooo:rsid="0060c328" officeooo:paragraph-rsid="0060c328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style:text-underline-style="none" fo:font-weight="normal" officeooo:rsid="002c9da2" officeooo:paragraph-rsid="002c9da2" fo:background-color="transparent" style:font-weight-asian="normal" style:font-weight-complex="normal"/>
    </style:style>
    <style:style style:name="P43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style:text-underline-style="none" fo:font-weight="normal" officeooo:rsid="002c9da2" officeooo:paragraph-rsid="002c9da2" fo:background-color="transparent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Droid Sans Mono" fo:font-size="10.5pt" style:text-underline-style="none" fo:font-weight="normal" officeooo:rsid="00500ded" officeooo:paragraph-rsid="00500ded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82eff" officeooo:paragraph-rsid="00282eff" fo:background-color="transparent" style:font-weight-asian="normal" style:font-weight-complex="normal"/>
    </style:style>
    <style:style style:name="P4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f5387" officeooo:paragraph-rsid="0013d7bc" fo:background-color="transparent" style:font-weight-asian="normal" style:font-weight-complex="normal"/>
    </style:style>
    <style:style style:name="P4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 style:font-weight-asian="normal" style:font-weight-complex="normal"/>
    </style:style>
    <style:style style:name="P4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4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2f5387" fo:background-color="transparent"/>
    </style:style>
    <style:style style:name="P50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fo:font-weight="normal" officeooo:rsid="005429bd" officeooo:paragraph-rsid="005429bd" fo:background-color="transparent"/>
    </style:style>
    <style:style style:name="P51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normal" officeooo:rsid="005429bd" officeooo:paragraph-rsid="005429bd" fo:background-color="transparent"/>
    </style:style>
    <style:style style:name="P5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6e028e" officeooo:paragraph-rsid="006e028e" fo:background-color="transparent" style:font-weight-asian="bold" style:font-weight-complex="bold"/>
    </style:style>
    <style:style style:name="P5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6e3a42" officeooo:paragraph-rsid="006e3a42" fo:background-color="transparent"/>
    </style:style>
    <style:style style:name="P54" style:family="paragraph" style:parent-style-name="Standard">
      <style:paragraph-properties style:line-height-at-least="0.503cm"/>
      <style:text-properties style:use-window-font-color="true" fo:font-weight="bold" fo:background-color="transparent" style:font-weight-asian="bold" style:font-weight-complex="bold"/>
    </style:style>
    <style:style style:name="P55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56" style:family="paragraph" style:parent-style-name="Standard">
      <style:paragraph-properties fo:text-align="center" style:justify-single-word="false"/>
      <style:text-properties style:use-window-font-color="true" fo:font-size="12pt" style:text-underline-style="none" fo:font-weight="bold" officeooo:rsid="0060c328" officeooo:paragraph-rsid="0060c328" fo:background-color="transparent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bold" officeooo:rsid="0060c328" officeooo:paragraph-rsid="0060c328" fo:background-color="transparent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bold" officeooo:rsid="00500ded" officeooo:paragraph-rsid="00500ded" fo:background-color="transparent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bold" officeooo:rsid="00500ded" officeooo:paragraph-rsid="00500ded" fo:background-color="#ff8000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202124" style:font-name="inherit" fo:font-size="12pt" fo:letter-spacing="normal" fo:language="es" fo:country="ES" fo:font-style="normal" fo:font-weight="normal" officeooo:paragraph-rsid="00077b5b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202124" style:font-name="Liberation Serif" fo:font-size="12pt" fo:letter-spacing="normal" fo:language="es" fo:country="ES" fo:font-style="normal" fo:font-weight="normal" officeooo:rsid="000d14a6" officeooo:paragraph-rsid="00077b5b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202124" style:font-name="Liberation Serif" fo:font-size="12pt" fo:letter-spacing="normal" fo:language="es" fo:country="ES" fo:font-style="normal" fo:font-weight="normal" officeooo:rsid="000d8074" officeooo:paragraph-rsid="000d8074" fo:background-color="#1e1e1e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2pt" fo:letter-spacing="normal" fo:language="es" fo:country="ES" fo:font-style="normal" fo:font-weight="bold" officeooo:rsid="000d8074" officeooo:paragraph-rsid="000d8074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paragraph-properties style:line-height-at-least="0.503cm"/>
      <style:text-properties fo:font-variant="normal" fo:text-transform="none" fo:color="#1c1c1c" style:font-name="Liberation Serif" fo:font-size="12pt" fo:letter-spacing="normal" fo:font-style="normal" fo:font-weight="normal" officeooo:rsid="001714cd" officeooo:paragraph-rsid="001714cd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style:line-height-at-least="0.503cm"/>
      <style:text-properties fo:font-variant="normal" fo:text-transform="none" fo:color="#1c1c1c" style:font-name="Liberation Serif" fo:font-size="12pt" fo:letter-spacing="normal" fo:font-style="normal" fo:font-weight="normal" officeooo:rsid="00193141" officeooo:paragraph-rsid="001714cd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style:line-height-at-least="0.503cm"/>
      <style:text-properties fo:font-variant="normal" fo:text-transform="none" fo:color="#1c1c1c" style:font-name="Liberation Serif" fo:font-size="12pt" fo:letter-spacing="normal" fo:font-style="normal" fo:font-weight="normal" officeooo:rsid="001bc3c2" officeooo:paragraph-rsid="001bc3c2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style:line-height-at-least="0.503cm"/>
      <style:text-properties fo:font-variant="normal" fo:text-transform="none" fo:color="#1c1c1c" style:font-name="Liberation Serif" fo:font-size="12pt" fo:letter-spacing="normal" fo:font-style="normal" fo:font-weight="normal" officeooo:rsid="0022d84d" officeooo:paragraph-rsid="0022d84d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style:line-height-at-least="0.503cm"/>
      <style:text-properties fo:font-variant="normal" fo:text-transform="none" fo:color="#1c1c1c" style:font-name="Liberation Serif" fo:font-size="12pt" fo:letter-spacing="normal" fo:font-style="normal" fo:font-weight="normal" officeooo:rsid="00245b91" officeooo:paragraph-rsid="00245b91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style:line-height-at-least="0.503cm"/>
      <style:text-properties fo:font-variant="normal" fo:text-transform="none" fo:color="#1e6a39" style:font-name="Liberation Serif" fo:font-size="12pt" fo:letter-spacing="normal" fo:font-style="normal" fo:font-weight="bold" officeooo:rsid="00245b91" officeooo:paragraph-rsid="00245b91" style:font-size-asian="12pt" style:font-weight-asian="bold" style:font-size-complex="12pt" style:font-weight-complex="bold"/>
    </style:style>
    <style:style style:name="P70" style:family="paragraph" style:parent-style-name="Standard">
      <style:paragraph-properties style:line-height-at-least="0.503cm"/>
      <style:text-properties fo:font-variant="normal" fo:text-transform="none" fo:color="#464c4f" style:font-name="Liberation Serif" fo:font-size="12pt" fo:letter-spacing="normal" fo:font-style="normal" fo:font-weight="normal" officeooo:rsid="001714cd" officeooo:paragraph-rsid="001714c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style:line-height-at-least="0.503cm"/>
      <style:text-properties fo:font-variant="normal" fo:text-transform="none" style:use-window-font-color="true" style:font-name="Liberation Serif" fo:font-size="12pt" fo:letter-spacing="normal" fo:font-style="normal" fo:font-weight="normal" officeooo:rsid="0024be74" officeooo:paragraph-rsid="0024be74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style:line-height-at-least="0.503cm"/>
      <style:text-properties fo:font-variant="normal" fo:text-transform="none" style:use-window-font-color="true" style:font-name="Liberation Serif" fo:font-size="12pt" fo:letter-spacing="normal" fo:font-style="normal" fo:font-weight="normal" officeooo:rsid="0025bbbf" officeooo:paragraph-rsid="0024be74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style:line-height-at-least="0.503cm"/>
      <style:text-properties fo:font-variant="normal" fo:text-transform="none" style:use-window-font-color="true" style:font-name="Droid Sans Mono" fo:font-size="10.5pt" fo:letter-spacing="normal" fo:font-style="normal" fo:font-weight="bold" officeooo:rsid="0025bbbf" officeooo:paragraph-rsid="0024be74" fo:background-color="transparent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Droid Sans Mono" fo:font-size="10.5pt" fo:letter-spacing="normal" fo:language="es" fo:country="ES" fo:font-style="normal" fo:font-weight="bold" officeooo:rsid="0044b8f4" officeooo:paragraph-rsid="0044b8f4" fo:background-color="transparent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Droid Sans Mono" fo:font-size="10.5pt" fo:letter-spacing="normal" fo:language="es" fo:country="ES" fo:font-style="normal" fo:font-weight="bold" officeooo:rsid="00455989" officeooo:paragraph-rsid="00455989" fo:background-color="transparent" style:font-size-asian="12pt" style:font-weight-asian="bold" style:font-size-complex="12pt" style:font-weight-complex="bold"/>
    </style:style>
    <style:style style:name="P76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23385" fo:background-color="#1e1e1e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470580" officeooo:paragraph-rsid="0048960e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none" fo:font-weight="bold" officeooo:rsid="00470580" officeooo:paragraph-rsid="0048960e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style:text-underline-style="none" fo:font-weight="bold" officeooo:rsid="004d3640" officeooo:paragraph-rsid="004d3640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style:text-underline-style="none" fo:font-weight="bold" officeooo:rsid="00500ded" officeooo:paragraph-rsid="00500ded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7086" officeooo:paragraph-rsid="004c7086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470580" officeooo:paragraph-rsid="0048960e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84" style:family="paragraph" style:parent-style-name="Standard">
      <style:paragraph-properties style:line-height-at-least="0.503cm"/>
      <style:text-properties fo:color="#355269" style:font-name="Droid Sans Mono" fo:font-size="10.5pt" fo:font-weight="normal" fo:background-color="transparent"/>
    </style:style>
    <style:style style:name="P85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70f2c3" officeooo:paragraph-rsid="0070f2c3" fo:background-color="transparent" style:font-weight-asian="bold" style:font-weight-complex="bold"/>
    </style:style>
    <style:style style:name="P86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71198f" officeooo:paragraph-rsid="0071198f" fo:background-color="transparent" style:font-weight-asian="bold" style:font-weight-complex="bold"/>
    </style:style>
    <style:style style:name="P87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71a121" officeooo:paragraph-rsid="0071a121" fo:background-color="transparent" style:font-weight-asian="bold" style:font-weight-complex="bold"/>
    </style:style>
    <style:style style:name="P88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788989" officeooo:paragraph-rsid="00788989" fo:background-color="transparent" style:font-weight-asian="bold" style:font-weight-complex="bold"/>
    </style:style>
    <style:style style:name="P89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8c8f2b" officeooo:paragraph-rsid="008c8f2b" fo:background-color="transparent" style:font-size-asian="10.5pt" style:font-weight-asian="bold" style:font-size-complex="12pt" style:font-weight-complex="bold"/>
    </style:style>
    <style:style style:name="P90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paragraph-rsid="00788989"/>
    </style:style>
    <style:style style:name="P91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7988b0" officeooo:paragraph-rsid="00788989"/>
    </style:style>
    <style:style style:name="P92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normal" officeooo:rsid="0086e4e0" officeooo:paragraph-rsid="0086e4e0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 style:font-weight-asian="normal" style:font-weight-complex="normal"/>
    </style:style>
    <style:style style:name="P9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8a48e0" officeooo:paragraph-rsid="008a48e0" fo:background-color="transparent" style:font-weight-asian="normal" style:font-weight-complex="normal"/>
    </style:style>
    <style:style style:name="P95" style:family="paragraph" style:parent-style-name="Standard">
      <style:paragraph-properties style:line-height-at-least="0.503cm" fo:text-align="start" style:justify-single-word="false"/>
      <style:text-properties style:use-window-font-color="true" style:font-name="Liberation Sans" fo:font-size="12pt" fo:font-weight="bold" officeooo:rsid="007f57fa" officeooo:paragraph-rsid="007f57fa" style:font-size-asian="10.5pt" style:font-weight-asian="bold" style:font-size-complex="12pt" style:font-weight-complex="bold"/>
    </style:style>
    <style:style style:name="P96" style:family="paragraph" style:parent-style-name="Standard">
      <style:paragraph-properties style:line-height-at-least="0.503cm" fo:text-align="start" style:justify-single-word="false"/>
      <style:text-properties style:use-window-font-color="true" style:font-name="Liberation Sans" fo:font-size="12pt" fo:font-weight="bold" officeooo:rsid="00811cde" officeooo:paragraph-rsid="00811cde" style:font-size-asian="10.5pt" style:font-weight-asian="bold" style:font-size-complex="12pt" style:font-weight-complex="bold"/>
    </style:style>
    <style:style style:name="P97" style:family="paragraph" style:parent-style-name="Standard">
      <style:paragraph-properties style:line-height-at-least="0.503cm" fo:text-align="start" style:justify-single-word="false"/>
      <style:text-properties style:use-window-font-color="true" style:font-name="Liberation Sans" fo:font-size="12pt" fo:font-weight="bold" officeooo:rsid="0086e4e0" officeooo:paragraph-rsid="0086e4e0" style:font-size-asian="10.5pt" style:font-weight-asian="bold" style:font-size-complex="12pt" style:font-weight-complex="bold"/>
    </style:style>
    <style:style style:name="P98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Fallback" fo:font-size="12pt" fo:font-weight="bold" officeooo:rsid="007988b0" officeooo:paragraph-rsid="007d109c" style:font-size-asian="10.5pt" style:font-weight-asian="bold" style:font-size-complex="12pt" style:font-weight-complex="bold"/>
    </style:style>
    <style:style style:name="P99" style:family="paragraph" style:parent-style-name="Standard">
      <style:paragraph-properties style:line-height-at-least="0.503cm" fo:text-align="start" style:justify-single-word="false"/>
      <style:text-properties fo:font-size="10.5pt" officeooo:paragraph-rsid="008c8f2b"/>
    </style:style>
    <style:style style:name="P100" style:family="paragraph" style:parent-style-name="Standard">
      <style:paragraph-properties style:line-height-at-least="0.503cm" fo:text-align="start" style:justify-single-word="false"/>
      <style:text-properties fo:color="#6a9955" style:font-name="Droid Sans Mono" fo:font-size="10.5pt" fo:font-weight="bold" officeooo:rsid="0086e4e0" officeooo:paragraph-rsid="0086e4e0" fo:background-color="transparent" style:font-size-asian="10.5pt" style:font-weight-asian="bold" style:font-size-complex="12pt" style:font-weight-complex="bold"/>
    </style:style>
    <style:style style:name="P101" style:family="paragraph" style:parent-style-name="Standard">
      <style:paragraph-properties style:line-height-at-least="0.503cm" fo:text-align="start" style:justify-single-word="false"/>
      <style:text-properties fo:font-size="12pt" officeooo:paragraph-rsid="008c8f2b" style:font-size-asian="12pt" style:font-size-complex="12pt"/>
    </style:style>
    <style:style style:name="P102" style:family="paragraph" style:parent-style-name="Text_20_body">
      <style:paragraph-properties style:line-height-at-least="0.503cm" fo:text-align="start" style:justify-single-word="false"/>
      <style:text-properties fo:font-variant="normal" fo:text-transform="none" fo:color="#464c4f" style:font-name="Menlo" fo:font-size="8.25pt" fo:letter-spacing="normal" fo:font-style="normal" fo:font-weight="bold" officeooo:paragraph-rsid="0073ac96" loext:padding="0cm" loext:border="none"/>
    </style:style>
    <style:style style:name="P103" style:family="paragraph" style:parent-style-name="Text_20_body" style:list-style-name="L1">
      <style:paragraph-properties fo:margin-top="0cm" fo:margin-bottom="0.265cm" loext:contextual-spacing="false" fo:orphans="2" fo:widows="2" fo:padding="0cm" fo:border="none"/>
      <style:text-properties fo:font-variant="normal" fo:text-transform="none" fo:color="#4682b4" style:font-name="Menlo" fo:font-size="8.25pt" fo:letter-spacing="normal" fo:font-style="normal" fo:font-weight="normal" officeooo:paragraph-rsid="0073ac96" loext:padding="0cm" loext:border="none"/>
    </style:style>
    <style:style style:name="P10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145a32" style:font-name="Menlo" fo:font-size="8.25pt" fo:letter-spacing="normal" fo:font-style="normal" fo:font-weight="normal" officeooo:rsid="0076c40b" officeooo:paragraph-rsid="0076c40b" loext:padding="0cm" loext:border="none"/>
    </style:style>
    <style:style style:name="P105" style:family="paragraph" style:parent-style-name="Text_20_body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</style:style>
    <style:style style:name="P106" style:family="paragraph" style:parent-style-name="Text_20_body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8dfb85"/>
    </style:style>
    <style:style style:name="P107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2pt" style:font-size-asian="12pt" style:font-size-complex="12pt" loext:padding="0cm" loext:border="none"/>
    </style:style>
    <style:style style:name="P108" style:family="paragraph" style:parent-style-name="Text_20_body">
      <style:paragraph-properties fo:margin-top="1.058cm" fo:margin-bottom="0cm" loext:contextual-spacing="false" fo:line-height="167%"/>
      <style:text-properties style:font-name="Liberation Sans" fo:font-size="12.75pt" loext:padding="0cm" loext:border="none"/>
    </style:style>
    <style:style style:name="T1" style:family="text">
      <style:text-properties officeooo:rsid="00077b5b"/>
    </style:style>
    <style:style style:name="T2" style:family="text">
      <style:text-properties officeooo:rsid="00085377"/>
    </style:style>
    <style:style style:name="T3" style:family="text">
      <style:text-properties officeooo:rsid="0008ac5e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ac5e" style:font-weight-asian="bold" style:font-weight-complex="bold"/>
    </style:style>
    <style:style style:name="T7" style:family="text">
      <style:text-properties fo:font-weight="bold" officeooo:rsid="000a61fc" style:font-weight-asian="bold" style:font-weight-complex="bold"/>
    </style:style>
    <style:style style:name="T8" style:family="text">
      <style:text-properties fo:font-weight="bold" officeooo:rsid="000c0507" style:font-weight-asian="bold" style:font-weight-complex="bold"/>
    </style:style>
    <style:style style:name="T9" style:family="text">
      <style:text-properties fo:font-weight="bold" fo:background-color="#f10d0c" loext:char-shading-value="0" style:font-weight-asian="bold" style:font-weight-complex="bold"/>
    </style:style>
    <style:style style:name="T10" style:family="text">
      <style:text-properties officeooo:rsid="000a61fc"/>
    </style:style>
    <style:style style:name="T11" style:family="text">
      <style:text-properties officeooo:rsid="000c0507"/>
    </style:style>
    <style:style style:name="T12" style:family="text">
      <style:text-properties fo:font-variant="normal" fo:text-transform="none" fo:color="#202124" style:font-name="inherit" fo:font-size="12pt" fo:letter-spacing="normal" fo:language="es" fo:country="ES" fo:font-style="normal" fo:font-weight="normal" style:font-size-asian="12pt" style:font-size-complex="12pt"/>
    </style:style>
    <style:style style:name="T13" style:family="text">
      <style:text-properties fo:font-variant="normal" fo:text-transform="none" fo:color="#202124" style:font-name="inherit" fo:font-size="12pt" fo:letter-spacing="normal" fo:language="es" fo:country="ES" fo:font-style="normal" fo:font-weight="normal" style:font-size-asian="12pt" style:font-size-complex="12pt" loext:padding="0cm" loext:border="none"/>
    </style:style>
    <style:style style:name="T14" style:family="text">
      <style:text-properties fo:font-variant="normal" fo:text-transform="none" fo:color="#202124" style:font-name="inherit" fo:font-size="12pt" fo:letter-spacing="normal" fo:language="es" fo:country="ES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02124" style:font-name="inherit" fo:font-size="21pt" fo:letter-spacing="normal" fo:language="es" fo:country="ES" fo:font-style="normal" fo:font-weight="normal" style:font-size-asian="12pt" style:font-size-complex="12pt" loext:padding="0cm" loext:border="none"/>
    </style:style>
    <style:style style:name="T16" style:family="text">
      <style:text-properties fo:font-variant="normal" fo:text-transform="none" fo:color="#202124" style:font-name="Liberation Serif" fo:font-size="12pt" fo:letter-spacing="normal" fo:language="es" fo:country="ES" fo:font-style="normal" fo:font-weight="normal" style:font-size-asian="12pt" style:font-size-complex="12pt"/>
    </style:style>
    <style:style style:name="T17" style:family="text">
      <style:text-properties fo:font-variant="normal" fo:text-transform="none" fo:color="#202124" style:font-name="Liberation Serif" fo:font-size="12pt" fo:letter-spacing="normal" fo:language="es" fo:country="ES" fo:font-style="normal" fo:font-weight="normal" officeooo:rsid="000d14a6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02124" style:font-name="Liberation Serif" fo:font-size="12pt" fo:letter-spacing="normal" fo:language="es" fo:country="ES" fo:font-style="normal" fo:font-weight="normal" officeooo:rsid="000d8074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02124" style:font-name="Liberation Serif" fo:font-size="12pt" fo:letter-spacing="normal" fo:language="es" fo:country="ES" fo:font-style="normal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202124" fo:font-size="12pt" fo:letter-spacing="normal" fo:language="es" fo:country="ES" fo:font-style="normal" fo:font-weight="normal" style:font-size-asian="12pt" style:font-size-complex="12pt" loext:padding="0cm" loext:border="none"/>
    </style:style>
    <style:style style:name="T21" style:family="text">
      <style:text-properties fo:font-variant="normal" fo:text-transform="none" fo:color="#202124" fo:font-size="12pt" fo:letter-spacing="normal" fo:language="es" fo:country="ES" fo:font-style="normal" fo:font-weight="normal" officeooo:rsid="008dfb85" style:font-size-asian="12pt" style:font-size-complex="12pt" loext:padding="0cm" loext:border="none"/>
    </style:style>
    <style:style style:name="T22" style:family="text">
      <style:text-properties fo:font-variant="normal" fo:text-transform="none" fo:color="#202124" style:font-name="Droid Sans Fallback" fo:font-size="12pt" fo:letter-spacing="normal" fo:language="es" fo:country="ES" fo:font-style="normal" fo:font-weight="normal" style:font-size-asian="12pt" style:font-size-complex="12pt" loext:padding="0cm" loext:border="none"/>
    </style:style>
    <style:style style:name="T23" style:family="text">
      <style:text-properties fo:font-variant="normal" fo:text-transform="none" fo:color="#202124" style:font-name="Droid Sans Fallback" fo:font-size="12pt" fo:letter-spacing="normal" fo:language="es" fo:country="ES" fo:font-style="normal" fo:font-weight="normal" officeooo:rsid="008dfb85" style:font-size-asian="12pt" style:font-size-complex="12pt" loext:padding="0cm" loext:border="none"/>
    </style:style>
    <style:style style:name="T24" style:family="text">
      <style:text-properties fo:font-variant="normal" fo:text-transform="none" fo:color="#202124" style:font-name="Liberation Sans" fo:font-size="12pt" fo:letter-spacing="normal" fo:language="es" fo:country="ES" fo:font-style="normal" fo:font-weight="normal" officeooo:rsid="008dfb85" style:font-size-asian="12pt" style:font-size-complex="12pt" loext:padding="0cm" loext:border="none"/>
    </style:style>
    <style:style style:name="T25" style:family="text">
      <style:text-properties fo:font-variant="normal" fo:text-transform="none" fo:letter-spacing="normal" fo:font-style="normal"/>
    </style:style>
    <style:style style:name="T26" style:family="text">
      <style:text-properties fo:font-variant="normal" fo:text-transform="none" fo:letter-spacing="normal" fo:font-style="normal" fo:font-weight="bold"/>
    </style:style>
    <style:style style:name="T27" style:family="text">
      <style:text-properties fo:font-variant="normal" fo:text-transform="none" fo:letter-spacing="normal" fo:font-style="normal" fo:font-weight="bold" officeooo:rsid="001714cd"/>
    </style:style>
    <style:style style:name="T2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letter-spacing="normal" fo:font-style="normal" fo:font-weight="bold" officeooo:rsid="00193141" style:font-weight-asian="bold" style:font-weight-complex="bold"/>
    </style:style>
    <style:style style:name="T30" style:family="text">
      <style:text-properties fo:font-variant="normal" fo:text-transform="none" fo:letter-spacing="normal" fo:font-style="normal" fo:font-weight="bold" officeooo:rsid="001afdc8" style:font-weight-asian="bold" style:font-weight-complex="bold"/>
    </style:style>
    <style:style style:name="T31" style:family="text">
      <style:text-properties fo:font-variant="normal" fo:text-transform="none" fo:letter-spacing="normal" fo:font-style="normal" fo:font-weight="bold" officeooo:rsid="001d9d19" style:font-weight-asian="bold" style:font-weight-complex="bold"/>
    </style:style>
    <style:style style:name="T32" style:family="text">
      <style:text-properties fo:font-variant="normal" fo:text-transform="none" fo:letter-spacing="normal" fo:font-style="normal" fo:font-weight="bold" officeooo:rsid="001e4647" style:font-weight-asian="bold" style:font-weight-complex="bold"/>
    </style:style>
    <style:style style:name="T33" style:family="text">
      <style:text-properties fo:font-variant="normal" fo:text-transform="none" fo:letter-spacing="normal" fo:font-style="normal" fo:font-weight="bold" officeooo:rsid="00203ec0" style:font-weight-asian="bold" style:font-weight-complex="bold"/>
    </style:style>
    <style:style style:name="T34" style:family="text">
      <style:text-properties fo:font-variant="normal" fo:text-transform="none" fo:letter-spacing="normal" fo:font-style="normal" fo:font-weight="bold" officeooo:rsid="002196ed" style:font-weight-asian="bold" style:font-weight-complex="bold"/>
    </style:style>
    <style:style style:name="T35" style:family="text">
      <style:text-properties fo:font-variant="normal" fo:text-transform="none" fo:letter-spacing="normal" fo:font-style="normal" style:font-weight-asian="normal" style:font-weight-complex="normal"/>
    </style:style>
    <style:style style:name="T36" style:family="text">
      <style:text-properties fo:font-variant="normal" fo:text-transform="none" fo:letter-spacing="normal" fo:font-style="normal" officeooo:rsid="001714cd" style:font-weight-asian="normal" style:font-weight-complex="normal"/>
    </style:style>
    <style:style style:name="T37" style:family="text">
      <style:text-properties fo:font-variant="normal" fo:text-transform="none" fo:letter-spacing="normal" fo:font-style="normal" officeooo:rsid="0017521a" style:font-weight-asian="normal" style:font-weight-complex="normal"/>
    </style:style>
    <style:style style:name="T38" style:family="text">
      <style:text-properties fo:font-variant="normal" fo:text-transform="none" fo:letter-spacing="normal" fo:font-style="normal" officeooo:rsid="00193141" style:font-weight-asian="normal" style:font-weight-complex="normal"/>
    </style:style>
    <style:style style:name="T39" style:family="text">
      <style:text-properties fo:font-variant="normal" fo:text-transform="none" fo:letter-spacing="normal" fo:font-style="normal" officeooo:rsid="001d9d19" style:font-weight-asian="normal" style:font-weight-complex="normal"/>
    </style:style>
    <style:style style:name="T40" style:family="text">
      <style:text-properties fo:font-variant="normal" fo:text-transform="none" fo:letter-spacing="normal" fo:font-style="normal" officeooo:rsid="002196ed" style:font-weight-asian="normal" style:font-weight-complex="normal"/>
    </style:style>
    <style:style style:name="T41" style:family="text">
      <style:text-properties fo:font-variant="normal" fo:text-transform="none" fo:letter-spacing="normal" fo:font-style="normal" officeooo:rsid="002319dc" style:font-weight-asian="normal" style:font-weight-complex="normal"/>
    </style:style>
    <style:style style:name="T42" style:family="text">
      <style:text-properties fo:font-variant="normal" fo:text-transform="none" fo:letter-spacing="normal" fo:font-style="normal" officeooo:rsid="0025bbbf" style:font-weight-asian="normal" style:font-weight-complex="normal"/>
    </style:style>
    <style:style style:name="T43" style:family="text">
      <style:text-properties fo:font-variant="normal" fo:text-transform="none" fo:letter-spacing="normal" fo:font-style="normal" officeooo:rsid="0025ce65" style:font-weight-asian="normal" style:font-weight-complex="normal"/>
    </style:style>
    <style:style style:name="T44" style:family="text">
      <style:text-properties fo:font-variant="normal" fo:text-transform="none" fo:letter-spacing="normal" fo:font-style="normal" officeooo:rsid="007cfc46"/>
    </style:style>
    <style:style style:name="T45" style:family="text">
      <style:text-properties fo:font-variant="normal" fo:text-transform="none" fo:letter-spacing="normal" fo:font-style="normal" officeooo:rsid="007fc092"/>
    </style:style>
    <style:style style:name="T46" style:family="text">
      <style:text-properties fo:font-variant="normal" fo:text-transform="none" fo:letter-spacing="normal" fo:font-style="normal" officeooo:rsid="008423ff"/>
    </style:style>
    <style:style style:name="T47" style:family="text">
      <style:text-properties fo:font-variant="normal" fo:text-transform="none" fo:letter-spacing="normal" fo:font-style="normal" officeooo:rsid="008611ee"/>
    </style:style>
    <style:style style:name="T48" style:family="text">
      <style:text-properties fo:font-variant="normal" fo:text-transform="none" fo:letter-spacing="normal" fo:language="es" fo:country="ES" fo:font-style="normal" style:font-size-asian="12pt" style:font-size-complex="12pt"/>
    </style:style>
    <style:style style:name="T49" style:family="text">
      <style:text-properties fo:font-variant="normal" fo:text-transform="none" fo:letter-spacing="normal" fo:language="es" fo:country="ES" fo:font-style="normal" officeooo:rsid="0039ed71" style:font-size-asian="12pt" style:font-size-complex="12pt"/>
    </style:style>
    <style:style style:name="T50" style:family="text">
      <style:text-properties fo:font-variant="normal" fo:text-transform="none" fo:letter-spacing="normal" fo:language="es" fo:country="ES" fo:font-style="normal" officeooo:rsid="003b32b4" style:font-size-asian="12pt" style:font-size-complex="12pt"/>
    </style:style>
    <style:style style:name="T51" style:family="text">
      <style:text-properties fo:font-variant="normal" fo:text-transform="none" fo:letter-spacing="normal" fo:language="es" fo:country="ES" fo:font-style="normal" officeooo:rsid="003ca5de" style:font-size-asian="12pt" style:font-size-complex="12pt"/>
    </style:style>
    <style:style style:name="T52" style:family="text">
      <style:text-properties fo:font-variant="normal" fo:text-transform="none" fo:letter-spacing="normal" fo:language="es" fo:country="ES" fo:font-style="normal" officeooo:rsid="003e04b7" style:font-size-asian="12pt" style:font-size-complex="12pt"/>
    </style:style>
    <style:style style:name="T53" style:family="text">
      <style:text-properties fo:font-variant="normal" fo:text-transform="none" fo:letter-spacing="normal" fo:language="es" fo:country="ES" fo:font-style="normal" officeooo:rsid="0042795c" style:font-size-asian="12pt" style:font-size-complex="12pt"/>
    </style:style>
    <style:style style:name="T54" style:family="text">
      <style:text-properties fo:font-variant="normal" fo:text-transform="none" fo:letter-spacing="normal" fo:language="es" fo:country="ES" fo:font-style="normal" officeooo:rsid="00441672" style:font-size-asian="12pt" style:font-size-complex="12pt"/>
    </style:style>
    <style:style style:name="T55" style:family="text">
      <style:text-properties fo:font-variant="normal" fo:text-transform="none" fo:color="#c9211e" fo:letter-spacing="normal" fo:font-style="normal" style:font-weight-asian="normal" style:font-weight-complex="normal"/>
    </style:style>
    <style:style style:name="T56" style:family="text">
      <style:text-properties fo:font-variant="normal" fo:text-transform="none" fo:color="#c9211e" fo:letter-spacing="normal" fo:font-style="normal" fo:background-color="transparent" loext:char-shading-value="0"/>
    </style:style>
    <style:style style:name="T57" style:family="text">
      <style:text-properties fo:font-variant="normal" fo:text-transform="none" fo:color="#999988" style:font-name="monospace" fo:font-size="9.75pt" fo:letter-spacing="normal" fo:font-style="italic" loext:padding="0cm" loext:border="none"/>
    </style:style>
    <style:style style:name="T58" style:family="text">
      <style:text-properties fo:font-variant="normal" fo:text-transform="none" fo:color="#333333" style:font-name="monospace" fo:font-size="9.75pt" fo:letter-spacing="normal" fo:font-style="normal" fo:font-weight="bold" fo:background-color="transparent" loext:char-shading-value="0" loext:padding="0cm" loext:border="none"/>
    </style:style>
    <style:style style:name="T59" style:family="text">
      <style:text-properties fo:font-variant="normal" fo:text-transform="none" fo:color="#222222" style:font-name="monospace" fo:font-size="9.75pt" fo:letter-spacing="normal" fo:font-style="normal" fo:font-weight="normal" fo:background-color="transparent" loext:char-shading-value="0" loext:padding="0cm" loext:border="none"/>
    </style:style>
    <style:style style:name="T60" style:family="text">
      <style:text-properties fo:font-variant="normal" fo:text-transform="none" fo:color="#222222" fo:letter-spacing="normal" fo:background-color="transparent" loext:char-shading-value="0" loext:padding="0cm" loext:border="none"/>
    </style:style>
    <style:style style:name="T61" style:family="text">
      <style:text-properties fo:font-variant="normal" fo:text-transform="none" fo:color="#0086b3" style:font-name="monospace" fo:font-size="9.75pt" fo:letter-spacing="normal" fo:font-style="normal" fo:font-weight="normal" fo:background-color="transparent" loext:char-shading-value="0" loext:padding="0cm" loext:border="none"/>
    </style:style>
    <style:style style:name="T62" style:family="text">
      <style:text-properties fo:font-variant="normal" fo:text-transform="none" fo:color="#dd1144" style:font-name="monospace" fo:font-size="9.75pt" fo:letter-spacing="normal" fo:font-style="normal" fo:font-weight="normal" fo:background-color="transparent" loext:char-shading-value="0" loext:padding="0cm" loext:border="none"/>
    </style:style>
    <style:style style:name="T63" style:family="text">
      <style:text-properties fo:font-variant="normal" fo:text-transform="none" fo:color="#990000" style:font-name="monospace" fo:font-size="9.75pt" fo:letter-spacing="normal" fo:font-style="normal" fo:font-weight="bold" fo:background-color="transparent" loext:char-shading-value="0" loext:padding="0cm" loext:border="none"/>
    </style:style>
    <style:style style:name="T64" style:family="text">
      <style:text-properties fo:font-variant="normal" fo:text-transform="none" style:use-window-font-color="true" fo:font-size="10.5pt" fo:letter-spacing="normal" fo:language="es" fo:country="ES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style:use-window-font-color="true" fo:font-size="10.5pt" fo:letter-spacing="normal" fo:language="es" fo:country="ES" fo:font-style="normal" fo:background-color="transparent" loext:char-shading-value="0" style:font-size-asian="12pt" style:font-size-complex="12pt"/>
    </style:style>
    <style:style style:name="T66" style:family="text">
      <style:text-properties fo:font-variant="normal" fo:text-transform="none" style:use-window-font-color="true" style:font-name="Droid Sans Mono" fo:letter-spacing="normal" fo:font-style="normal" fo:font-weight="bold" officeooo:rsid="008c8f2b" fo:background-color="transparent" loext:char-shading-value="0" style:font-size-asian="10.5pt" style:font-weight-asian="bold" style:font-size-complex="12pt" style:font-weight-complex="bold"/>
    </style:style>
    <style:style style:name="T67" style:family="text">
      <style:text-properties fo:font-variant="normal" fo:text-transform="none" style:use-window-font-color="true" style:font-name="Droid Sans Mono" fo:letter-spacing="normal" fo:font-style="normal" fo:font-weight="bold" officeooo:rsid="008c8f2b" fo:background-color="transparent" loext:char-shading-value="0" style:font-weight-asian="bold" style:font-weight-complex="bold"/>
    </style:style>
    <style:style style:name="T68" style:family="text">
      <style:text-properties fo:font-variant="normal" fo:text-transform="none" style:use-window-font-color="true" style:font-name="Liberation Sans" fo:font-size="12pt" fo:letter-spacing="normal" fo:language="es" fo:country="ES" fo:font-style="normal" fo:font-weight="normal" officeooo:rsid="008dfb85" style:font-size-asian="12pt" style:font-size-complex="12pt" loext:padding="0cm" loext:border="none"/>
    </style:style>
    <style:style style:name="T69" style:family="text">
      <style:text-properties fo:font-variant="normal" fo:text-transform="none" style:use-window-font-color="true" style:font-name="Liberation Sans" fo:font-size="12pt" fo:letter-spacing="normal" fo:language="es" fo:country="ES" fo:font-style="normal" officeooo:rsid="008dfb85" style:font-size-asian="12pt" style:font-size-complex="12pt" loext:padding="0cm" loext:border="none"/>
    </style:style>
    <style:style style:name="T70" style:family="text">
      <style:text-properties fo:font-variant="normal" fo:text-transform="none" style:use-window-font-color="true" style:font-name="Liberation Sans" fo:font-size="12pt" fo:letter-spacing="normal" fo:language="es" fo:country="ES" fo:font-style="normal" fo:font-weight="bold" officeooo:rsid="008dfb85" style:font-size-asian="12pt" style:font-weight-asian="bold" style:font-size-complex="12pt" style:font-weight-complex="bold" loext:padding="0cm" loext:border="none"/>
    </style:style>
    <style:style style:name="T71" style:family="text">
      <style:text-properties fo:font-variant="normal" fo:text-transform="none" fo:color="#0d47a1" style:font-name="monospace1" fo:font-size="9.75pt" fo:letter-spacing="normal" fo:font-style="normal" fo:font-weight="normal"/>
    </style:style>
    <style:style style:name="T72" style:family="text">
      <style:text-properties fo:font-variant="normal" fo:text-transform="none" style:font-name="Liberation Sans" fo:letter-spacing="normal" fo:font-style="normal"/>
    </style:style>
    <style:style style:name="T73" style:family="text">
      <style:text-properties fo:font-variant="normal" fo:text-transform="none" style:font-name="Liberation Sans" fo:letter-spacing="normal" fo:font-style="normal" officeooo:rsid="007b02ce"/>
    </style:style>
    <style:style style:name="T74" style:family="text">
      <style:text-properties fo:font-variant="normal" fo:text-transform="none" style:font-name="Liberation Sans" fo:letter-spacing="normal" fo:font-style="normal" officeooo:rsid="0080b77e"/>
    </style:style>
    <style:style style:name="T75" style:family="text">
      <style:text-properties fo:font-variant="normal" fo:text-transform="none" style:font-name="Liberation Sans" fo:letter-spacing="normal" fo:font-style="normal" fo:font-weight="normal" style:font-weight-asian="normal" style:font-weight-complex="normal"/>
    </style:style>
    <style:style style:name="T76" style:family="text">
      <style:text-properties fo:font-variant="normal" fo:text-transform="none" style:font-name="Liberation Sans" fo:font-size="12pt" fo:letter-spacing="normal" fo:language="es" fo:country="ES" fo:font-style="normal" fo:font-weight="normal" officeooo:rsid="008dfb85" style:font-size-asian="12pt" style:font-size-complex="12pt" loext:padding="0cm" loext:border="none"/>
    </style:style>
    <style:style style:name="T77" style:family="text">
      <style:text-properties fo:font-variant="normal" fo:text-transform="none" fo:color="#569cd6" fo:letter-spacing="normal" fo:font-style="normal"/>
    </style:style>
    <style:style style:name="T78" style:family="text">
      <style:text-properties fo:font-variant="normal" fo:text-transform="none" fo:color="#4fc1ff" fo:letter-spacing="normal" fo:font-style="normal"/>
    </style:style>
    <style:style style:name="T79" style:family="text">
      <style:text-properties fo:font-variant="normal" fo:text-transform="none" fo:color="#273239" style:font-name="urw-din" fo:font-size="12.75pt" fo:letter-spacing="normal" fo:font-style="normal" fo:font-weight="normal" loext:padding="0cm" loext:border="none"/>
    </style:style>
    <style:style style:name="T80" style:family="text">
      <style:text-properties fo:font-variant="normal" fo:text-transform="none" fo:color="#273239" style:font-name="urw-din" fo:letter-spacing="normal" fo:font-style="normal" fo:font-weight="normal" loext:padding="0cm" loext:border="none"/>
    </style:style>
    <style:style style:name="T81" style:family="text">
      <style:text-properties fo:font-variant="normal" fo:text-transform="none" fo:color="#273239" style:font-name="urw-din" fo:font-size="12pt" fo:letter-spacing="normal" fo:font-style="normal" fo:font-weight="normal" style:font-size-asian="12pt" style:font-size-complex="12pt" loext:padding="0cm" loext:border="none"/>
    </style:style>
    <style:style style:name="T82" style:family="text">
      <style:text-properties fo:font-variant="normal" fo:text-transform="none" fo:color="#273239" fo:font-size="12pt" fo:letter-spacing="normal" fo:font-style="normal" fo:font-weight="normal" style:font-size-asian="12pt" style:font-size-complex="12pt" loext:padding="0cm" loext:border="none"/>
    </style:style>
    <style:style style:name="T83" style:family="text">
      <style:text-properties fo:font-variant="normal" fo:text-transform="none" fo:color="#273239" style:font-name="Liberation Sans" fo:font-size="12pt" fo:letter-spacing="normal" fo:font-style="normal" fo:font-weight="normal" style:font-size-asian="12pt" style:font-size-complex="12pt" loext:padding="0cm" loext:border="none"/>
    </style:style>
    <style:style style:name="T84" style:family="text">
      <style:text-properties fo:font-variant="normal" fo:text-transform="none" fo:color="#273239" style:font-name="Droid Sans Fallback" fo:font-size="12pt" fo:letter-spacing="normal" fo:font-style="normal" fo:font-weight="normal" style:font-size-asian="12pt" style:font-size-complex="12pt" loext:padding="0cm" loext:border="none"/>
    </style:style>
    <style:style style:name="T85" style:family="text">
      <style:text-properties fo:font-variant="normal" fo:text-transform="none" fo:font-size="24pt" fo:letter-spacing="normal" fo:font-style="normal"/>
    </style:style>
    <style:style style:name="T86" style:family="text">
      <style:text-properties fo:font-weight="normal" officeooo:rsid="00123385" style:font-weight-asian="normal" style:font-weight-complex="normal"/>
    </style:style>
    <style:style style:name="T87" style:family="text">
      <style:text-properties fo:color="#d4d4d4" fo:font-weight="normal" officeooo:rsid="00123385" fo:background-color="#1e1e1e" loext:char-shading-value="0" style:font-weight-asian="normal" style:font-weight-complex="normal"/>
    </style:style>
    <style:style style:name="T88" style:family="text">
      <style:text-properties fo:color="#ce9178" fo:font-weight="normal" officeooo:rsid="00123385" fo:background-color="#1e1e1e" loext:char-shading-value="0" style:font-weight-asian="normal" style:font-weight-complex="normal"/>
    </style:style>
    <style:style style:name="T89" style:family="text">
      <style:text-properties officeooo:rsid="00103a20"/>
    </style:style>
    <style:style style:name="T90" style:family="text">
      <style:text-properties fo:color="#569cd6" fo:font-weight="normal" officeooo:rsid="00123385" fo:background-color="#1e1e1e" loext:char-shading-value="0" style:font-weight-asian="normal" style:font-weight-complex="normal"/>
    </style:style>
    <style:style style:name="T91" style:family="text">
      <style:text-properties fo:color="#4ec9b0" fo:font-weight="normal" officeooo:rsid="00123385" fo:background-color="#1e1e1e" loext:char-shading-value="0" style:font-weight-asian="normal" style:font-weight-complex="normal"/>
    </style:style>
    <style:style style:name="T92" style:family="text">
      <style:text-properties fo:color="#dcdcaa"/>
    </style:style>
    <style:style style:name="T93" style:family="text">
      <style:text-properties fo:color="#dcdcaa" fo:font-weight="normal" officeooo:rsid="00123385" fo:background-color="#1e1e1e" loext:char-shading-value="0" style:font-weight-asian="normal" style:font-weight-complex="normal"/>
    </style:style>
    <style:style style:name="T94" style:family="text">
      <style:text-properties style:font-weight-asian="bold" style:font-weight-complex="bold"/>
    </style:style>
    <style:style style:name="T95" style:family="text">
      <style:text-properties officeooo:rsid="0015c88f"/>
    </style:style>
    <style:style style:name="T96" style:family="text">
      <style:text-properties fo:background-color="transparent" loext:char-shading-value="0"/>
    </style:style>
    <style:style style:name="T97" style:family="text">
      <style:text-properties officeooo:rsid="001714cd" fo:background-color="transparent" loext:char-shading-value="0" style:font-weight-asian="normal" style:font-weight-complex="normal"/>
    </style:style>
    <style:style style:name="T98" style:family="text">
      <style:text-properties officeooo:rsid="002f5387" fo:background-color="transparent" loext:char-shading-value="0"/>
    </style:style>
    <style:style style:name="T99" style:family="text">
      <style:text-properties officeooo:rsid="003d670d" fo:background-color="transparent" loext:char-shading-value="0"/>
    </style:style>
    <style:style style:name="T100" style:family="text">
      <style:text-properties officeooo:rsid="0071a121" fo:background-color="transparent" loext:char-shading-value="0" style:font-weight-asian="bold" style:font-weight-complex="bold"/>
    </style:style>
    <style:style style:name="T101" style:family="text">
      <style:text-properties officeooo:rsid="00788989" fo:background-color="transparent" loext:char-shading-value="0" style:font-weight-asian="bold" style:font-weight-complex="bold"/>
    </style:style>
    <style:style style:name="T102" style:family="text">
      <style:text-properties officeooo:rsid="002e062d"/>
    </style:style>
    <style:style style:name="T103" style:family="text">
      <style:text-properties style:use-window-font-color="true" fo:background-color="#ff8000" loext:char-shading-value="0"/>
    </style:style>
    <style:style style:name="T104" style:family="text">
      <style:text-properties fo:color="#bf0041"/>
    </style:style>
    <style:style style:name="T105" style:family="text">
      <style:text-properties fo:color="#bf0041" officeooo:rsid="0066fb48"/>
    </style:style>
    <style:style style:name="T106" style:family="text">
      <style:text-properties fo:color="#4fc1ff"/>
    </style:style>
    <style:style style:name="T107" style:family="text">
      <style:text-properties officeooo:rsid="004f271d"/>
    </style:style>
    <style:style style:name="T108" style:family="text">
      <style:text-properties fo:color="#9cdcfe"/>
    </style:style>
    <style:style style:name="T109" style:family="text">
      <style:text-properties fo:color="#355269"/>
    </style:style>
    <style:style style:name="T110" style:family="text">
      <style:text-properties fo:color="#355269" fo:font-weight="bold" style:font-weight-asian="bold" style:font-weight-complex="bold"/>
    </style:style>
    <style:style style:name="T111" style:family="text">
      <style:text-properties officeooo:rsid="005916b7"/>
    </style:style>
    <style:style style:name="T112" style:family="text">
      <style:text-properties fo:color="#c9211e"/>
    </style:style>
    <style:style style:name="T113" style:family="text">
      <style:text-properties fo:color="#c9211e" officeooo:rsid="005c82bc"/>
    </style:style>
    <style:style style:name="T114" style:family="text">
      <style:text-properties officeooo:rsid="005b5a6b"/>
    </style:style>
    <style:style style:name="T115" style:family="text">
      <style:text-properties officeooo:rsid="005c82bc"/>
    </style:style>
    <style:style style:name="T116" style:family="text">
      <style:text-properties officeooo:rsid="00612c69"/>
    </style:style>
    <style:style style:name="T117" style:family="text">
      <style:text-properties fo:color="#ff0000"/>
    </style:style>
    <style:style style:name="T118" style:family="text">
      <style:text-properties officeooo:rsid="00648454"/>
    </style:style>
    <style:style style:name="T119" style:family="text">
      <style:text-properties officeooo:rsid="0065325f"/>
    </style:style>
    <style:style style:name="T120" style:family="text">
      <style:text-properties officeooo:rsid="0066d96f"/>
    </style:style>
    <style:style style:name="T121" style:family="text">
      <style:text-properties officeooo:rsid="0066fb48"/>
    </style:style>
    <style:style style:name="T122" style:family="text">
      <style:text-properties officeooo:rsid="0069cc82"/>
    </style:style>
    <style:style style:name="T123" style:family="text">
      <style:text-properties officeooo:rsid="006ba4e1"/>
    </style:style>
    <style:style style:name="T124" style:family="text">
      <style:text-properties fo:color="#c586c0"/>
    </style:style>
    <style:style style:name="T125" style:family="text">
      <style:text-properties fo:color="#383d3c" officeooo:rsid="006ba4e1"/>
    </style:style>
    <style:style style:name="T126" style:family="text">
      <style:text-properties fo:color="#1e6a39" officeooo:rsid="006ba4e1"/>
    </style:style>
    <style:style style:name="T127" style:family="text">
      <style:text-properties fo:color="#ff8000"/>
    </style:style>
    <style:style style:name="T128" style:family="text">
      <style:text-properties fo:color="#ff8000" officeooo:rsid="006ba4e1"/>
    </style:style>
    <style:style style:name="T129" style:family="text">
      <style:text-properties fo:color="#464c4f" fo:font-weight="bold"/>
    </style:style>
    <style:style style:name="T130" style:family="text">
      <style:text-properties fo:color="#ff4500" fo:font-weight="normal"/>
    </style:style>
    <style:style style:name="T131" style:family="text">
      <style:text-properties fo:color="#4682b4" fo:font-weight="normal"/>
    </style:style>
    <style:style style:name="T132" style:family="text">
      <style:text-properties fo:color="#800080" fo:font-size="12pt" style:font-size-asian="12pt" style:font-size-complex="12pt"/>
    </style:style>
    <style:style style:name="T133" style:family="text">
      <style:text-properties fo:color="#800080" fo:font-size="12pt" officeooo:rsid="00752eae" style:font-size-asian="12pt" style:font-size-complex="12pt"/>
    </style:style>
    <style:style style:name="T134" style:family="text">
      <style:text-properties fo:color="#b22222"/>
    </style:style>
    <style:style style:name="T135" style:family="text">
      <style:text-properties fo:color="#b5cea8"/>
    </style:style>
    <style:style style:name="T136" style:family="text">
      <style:text-properties fo:color="#158466"/>
    </style:style>
    <style:style style:name="T137" style:family="text">
      <style:text-properties fo:color="#158466" fo:font-weight="bold" style:font-weight-asian="bold" style:font-weight-complex="bold"/>
    </style:style>
    <style:style style:name="T138" style:family="text">
      <style:text-properties officeooo:rsid="008a48e0"/>
    </style:style>
    <style:style style:name="T139" style:family="text">
      <style:text-properties officeooo:rsid="008aa48c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ETFLIX MERN</text:p>
      <text:p text:style-name="P12"/>
      <text:p text:style-name="P13">Son dos carpetas: client y api</text:p>
      <text:p text:style-name="P13"/>
      <text:p text:style-name="P13">* Client es el diseño ui que ya hiciste</text:p>
      <text:p text:style-name="P13">* En api vas a correr npm init -y <text:s text:c="2"/>(-y es para responder si a todas las peticiones…)</text:p>
      <text:p text:style-name="P13"><text:s text:c="3"/><text:span text:style-name="T2">como podrás ver se habrá creado un archivo package.json</text:span></text:p>
      <text:p text:style-name="P13"/>
      <text:p text:style-name="P14"><text:span text:style-name="T1">*</text:span><text:span text:style-name="T3">Vas a instalar </text:span><text:span text:style-name="T6">express</text:span><text:span text:style-name="T3"> como tu servidor backend, </text:span><text:span text:style-name="T6">mongo</text:span><text:span text:style-name="T7">se</text:span><text:span text:style-name="T3"> para la base de datos, </text:span><text:span text:style-name="T7">nodemon</text:span><text:span text:style-name="T10"> para que el servidor se reinicie automaticamente después de un cambio, </text:span><text:span text:style-name="T11">j</text:span><text:span text:style-name="T8">sonwebtoken </text:span><text:span text:style-name="T11">para la seguridad y </text:span><text:span text:style-name="T8">d</text:span><text:span text:style-name="T19">otenv</text:span><text:span text:style-name="T16"> es un módulo de dependencia cero que carga variables de entorno desde un archivo .env en process.e</text:span><text:span text:style-name="T12">nv.</text:span></text:p>
      <text:p text:style-name="P60"/>
      <text:p text:style-name="P60"/>
      <text:p text:style-name="P14"><text:span text:style-name="T14">* </text:span><text:span text:style-name="T17">Crea el archivo principal de api que es index.js</text:span></text:p>
      <text:p text:style-name="P61"/>
      <text:p text:style-name="P15"><text:span text:style-name="T17">* </text:span><text:span text:style-name="T18">En package.json reemplazar la línea que dice test por :</text:span></text:p>
      <text:p text:style-name="P62"/>
      <text:p text:style-name="P63">"scripts": {</text:p>
      <text:p text:style-name="P16">"start": "nodemon index.js"</text:p>
      <text:p text:style-name="P16">},</text:p>
      <text:p text:style-name="P16"/>
      <text:p text:style-name="P16"/>
      <text:p text:style-name="P16">* <text:span text:style-name="T89">Ahora lo podrás correr simplemente con yarn start, ya él sabe donde esta ubicado el archivo gracias a la configuración que acabas de hacer.</text:span></text:p>
      <text:p text:style-name="P16"/>
      <text:p text:style-name="P17"><text:span text:style-name="T94">* </text:span><text:span text:style-name="T86">Coloca esto en el index.js para poder trabajar con mongo </text:span><text:span text:style-name="T90">const</text:span><text:span text:style-name="T87"> </text:span><text:span text:style-name="T91">mongoose</text:span><text:span text:style-name="T87"> = </text:span><text:span text:style-name="T93">require</text:span><text:span text:style-name="T87">(</text:span><text:span text:style-name="T88">"mongoose"</text:span><text:span text:style-name="T87">);</text:span></text:p>
      <text:p text:style-name="P76"/>
      <text:p text:style-name="P22">* Ahora ve a la página web de mongo….</text:p>
      <text:p text:style-name="P22"><text:s text:c="2"/><text:span text:style-name="T95">Te metes con tu cuenta de protonmail.com…</text:span></text:p>
      <text:p text:style-name="P23"/>
      <text:p text:style-name="P19"><text:span text:style-name="T97">* En </text:span><text:span text:style-name="T26">Network Access </text:span><text:span text:style-name="T27">colocas</text:span><text:span text:style-name="T36"> </text:span><text:span text:style-name="T35"><text:s/></text:span><text:span text:style-name="T37">A</text:span><text:span text:style-name="T36">llow..., para acceder de cualquier parte.</text:span></text:p>
      <text:p text:style-name="P64"/>
      <text:p text:style-name="P19"><text:span text:style-name="T36">* </text:span><text:span text:style-name="T38">Te vas a </text:span><text:span text:style-name="T29">Database </text:span><text:span text:style-name="T30">A</text:span><text:span text:style-name="T29">cces</text:span><text:span text:style-name="T38"> y creas una nueva base de datos.</text:span></text:p>
      <text:p text:style-name="P65"/>
      <text:p text:style-name="P20"><text:span text:style-name="T38">* C</text:span><text:span text:style-name="T35">oloca ursr and pass, ricardo y kessler200</text:span></text:p>
      <text:p text:style-name="P66"/>
      <text:p text:style-name="P20"><text:span text:style-name="T35">*</text:span><text:span text:style-name="T39">Ve a </text:span><text:span text:style-name="T31">Clusters </text:span><text:span text:style-name="T33">ó</text:span><text:span text:style-name="T32"> Database(Actualizado). </text:span><text:span text:style-name="T34">Debes </text:span><text:span text:style-name="T40">hacer click en connect.</text:span></text:p>
      <text:p text:style-name="P21"><text:span text:style-name="T40"><text:s text:c="2"/></text:span><text:span text:style-name="T41">E</text:span><text:span text:style-name="T35">n este caso le vas a indicar que quieres conectar una aplicación.</text:span></text:p>
      <text:p text:style-name="P67"/>
      <text:p text:style-name="P68">Vas a copiar un patrón que te va a dar la pagina: E.g: </text:p>
      <text:p text:style-name="P68"/>
      <text:p text:style-name="P69">mongodb+srv://ricardo:&lt;password&gt;@cluster0.dcjlt.mongodb.net/myFirstDatabase?retryWrites=true&amp;w=majority</text:p>
      <text:p text:style-name="P70"/>
      <text:p text:style-name="P24"><text:span text:style-name="T36">*P</text:span><text:span text:style-name="T35">uedes guiarte de la doc de </text:span><text:span text:style-name="T55">mongosse</text:span><text:span text:style-name="T35"> y copiar el patron para conectarse a la base de datos:</text:span></text:p>
      <text:p text:style-name="P24"><text:a xlink:type="simple" xlink:href="https://mongoosejs.com/docs/index.html" text:style-name="Internet_20_link" text:visited-style-name="Visited_20_Internet_20_Link"><text:span text:style-name="T35">https://mongoosejs.com/docs/index.html</text:span></text:a></text:p>
      <text:p text:style-name="P71"><text:soft-page-break/>* Tuve que crear un nuevo archivo en la api y escribir esto:</text:p>
      <text:p text:style-name="P71"/>
      <text:p text:style-name="P24"><text:span text:style-name="T35">MONGO_URL = mongodb+srv://</text:span><text:span text:style-name="T28">ricardo</text:span><text:span text:style-name="T35">:</text:span><text:span text:style-name="T28">kessler200</text:span><text:span text:style-name="T35">@cluster0.dcjlt.mongodb.net/</text:span><text:span text:style-name="T28">netflix</text:span><text:span text:style-name="T35">?retryWrites=true&amp;w=majority</text:span></text:p>
      <text:p text:style-name="P71"/>
      <text:p text:style-name="P24"><text:span text:style-name="T35">* </text:span><text:span text:style-name="T42">Pero no te va a funcionar si no haces primero esta configuraci</text:span><text:span text:style-name="T43">ó</text:span><text:span text:style-name="T42">n para que busque la variable en .env</text:span></text:p>
      <text:p text:style-name="P72"/>
      <text:p text:style-name="P73">const dotenv = require("dotenv");</text:p>
      <text:p text:style-name="P54"/>
      <text:p text:style-name="P26">dotenv.config();</text:p>
      <text:p text:style-name="P26"/>
      <text:p text:style-name="P28">Hay cosas que cambiaron con respecto al video debido a actualizaciones:</text:p>
      <text:p text:style-name="P28"/>
      <text:p text:style-name="P38"/>
      <text:p text:style-name="P28"/>
      <text:p text:style-name="P45">como usas version de mongoose 6.0.10, la doc te indicará que es así:</text:p>
      <text:p text:style-name="P45"/>
      <text:p text:style-name="P1"><text:span text:style-name="Source_20_Text"><text:span text:style-name="T57">// getting-started.js</text:span></text:span></text:p>
      <text:p text:style-name="P11"><text:span text:style-name="Source_20_Text"><text:span text:style-name="T58">const</text:span></text:span><text:span text:style-name="Source_20_Text"><text:span text:style-name="T59"> mongoose = </text:span></text:span><text:span text:style-name="Source_20_Text"><text:span text:style-name="T61">require</text:span></text:span><text:span text:style-name="Source_20_Text"><text:span text:style-name="T59">(</text:span></text:span><text:span text:style-name="Source_20_Text"><text:span text:style-name="T62">'mongoose'</text:span></text:span><text:span text:style-name="Source_20_Text"><text:span text:style-name="T59">);</text:span></text:span></text:p>
      <text:p text:style-name="P11"><text:span text:style-name="Source_20_Text"><text:span text:style-name="T59">main().catch(err =&gt; </text:span></text:span><text:span text:style-name="Source_20_Text"><text:span text:style-name="T61">console</text:span></text:span><text:span text:style-name="Source_20_Text"><text:span text:style-name="T59">.log(err));</text:span></text:span></text:p>
      <text:p text:style-name="P11"><text:span text:style-name="Source_20_Text"><text:span text:style-name="T58">async</text:span></text:span><text:span text:style-name="Source_20_Text"><text:span text:style-name="T59"> </text:span></text:span><text:span text:style-name="Source_20_Text"><text:span text:style-name="T58">function</text:span></text:span><text:span text:style-name="Source_20_Text"><text:span text:style-name="T59"> </text:span></text:span><text:span text:style-name="Source_20_Text"><text:span text:style-name="T63">main</text:span></text:span><text:span text:style-name="Source_20_Text"><text:span text:style-name="T59">() {</text:span></text:span></text:p>
      <text:p text:style-name="P11"><text:span text:style-name="Source_20_Text"><text:span text:style-name="T60"><text:s text:c="2"/></text:span></text:span><text:span text:style-name="Source_20_Text"><text:span text:style-name="T58">await</text:span></text:span><text:span text:style-name="Source_20_Text"><text:span text:style-name="T59"> mongoose.connect(</text:span></text:span><text:span text:style-name="Source_20_Text"><text:span text:style-name="T62">'mongodb://localhost:27017/test'</text:span></text:span><text:span text:style-name="Source_20_Text"><text:span text:style-name="T59">);</text:span></text:span></text:p>
      <text:p text:style-name="P11"><text:span text:style-name="Source_20_Text"><text:span text:style-name="T59">}</text:span></text:span></text:p>
      <text:p text:style-name="P26"/>
      <text:p text:style-name="P42">13:23 Creación de Modelos de la BD</text:p>
      <text:p text:style-name="P42"/>
      <text:p text:style-name="P43">* Crear una carpeta llamada models dentro de <text:span text:style-name="T102">A</text:span>pi</text:p>
      <text:p text:style-name="P71"/>
      <text:p text:style-name="P18"><text:span text:style-name="T96">* </text:span><text:span text:style-name="T98">15:44 Creación del Schema. </text:span><text:span text:style-name="T99">E.g: User.js</text:span><text:span text:style-name="T98"><text:tab/></text:span></text:p>
      <text:p text:style-name="P46">const mongoose = require("mongoose");</text:p>
      <text:p text:style-name="P55"/>
      <text:p text:style-name="P48">const UserSchema = new mongoose.Schema({</text:p>
      <text:p text:style-name="P48"><text:span text:style-name="T5">username:</text:span> { type: String, required: true, unique: true },</text:p>
      <text:p text:style-name="P48"><text:span text:style-name="T5">email</text:span>: { type: String, required: true, unique: true },</text:p>
      <text:p text:style-name="P48"><text:span text:style-name="T5">password</text:span>: { type: String, required: true },</text:p>
      <text:p text:style-name="P48"><text:span text:style-name="T5">profilePic:</text:span> { type: String, default: "" },</text:p>
      <text:p text:style-name="P48">i<text:span text:style-name="T5">sAdmin</text:span>: { type: Boolean, default: false },</text:p>
      <text:p text:style-name="P49">},{ <text:span text:style-name="T5">timestamps</text:span>: true } </text:p>
      <text:p text:style-name="P48">);</text:p>
      <text:p text:style-name="P25">module.export = mongoose.model("<text:span text:style-name="T104">User</text:span>", UserSchema);</text:p>
      <text:p text:style-name="P2"><text:bookmark text:name="tw-target-text"/><text:soft-page-break/><text:span text:style-name="T48">Cuando habilita </text:span><text:span text:style-name="T64">timestamps</text:span><text:span text:style-name="T65"> </text:span><text:span text:style-name="T48">, Mongoose agrega las propiedades createdAt y updatedAt a su esquema. De forma predeterminada, createdAt y updatedAt son de tipo Fecha. Cuando actualiza un documento, Mongoose incrementa automáticamente updatedAt.</text:span></text:p>
      <text:p text:style-name="P3"/>
      <text:p text:style-name="P7">19:48 Creación de Routes</text:p>
      <text:p text:style-name="P3"/>
      <text:p text:style-name="P2"><text:span text:style-name="T48">* </text:span><text:span text:style-name="T49">Debes crear una carpeta llamada </text:span><text:span text:style-name="T50">r</text:span><text:span text:style-name="T49">outes </text:span><text:span text:style-name="T51">y en ella: users.js, </text:span><text:span text:style-name="T52">auth.js </text:span><text:span text:style-name="T51">,lists.js, movies.js</text:span></text:p>
      <text:p text:style-name="P4"/>
      <text:p text:style-name="P9"><text:span text:style-name="T49">Q</text:span><text:span text:style-name="T48">uedé 20:05</text:span></text:p>
      <text:p text:style-name="P8"/>
      <text:p text:style-name="P10"><text:span text:style-name="T48">El dice que no va a crear ningun user sino que va a crear otro route que va a se autenticación. </text:span><text:span text:style-name="T53">a</text:span><text:span text:style-name="T48">uth.js , </text:span><text:span text:style-name="T54">Aquí vamos a crear registros y métodos de login.</text:span></text:p>
      <text:p text:style-name="P6"/>
      <text:p text:style-name="P5"><text:line-break/>Primero le indicaré que es una ruta haciendo lo siguiente:</text:p>
      <text:p text:style-name="P5"/>
      <text:p text:style-name="P74">const router = require("express").Router();</text:p>
      <text:p text:style-name="P74"/>
      <text:p text:style-name="P74"/>
      <text:p text:style-name="P75">* 26:09 Debes indicar la ruta en index.js: </text:p>
      <text:p text:style-name="P75"/>
      <text:p text:style-name="P75">const authRoute = require("./routes/auth");</text:p>
      <text:p text:style-name="P75"/>
      <text:p text:style-name="P48"/>
      <text:p text:style-name="P5"/>
      <text:p text:style-name="P77">* 31:00 voy a instalar crypto.js, libreía que va a servir para ocultar el pass en mongodb</text:p>
      <text:p text:style-name="P82"/>
      <text:p text:style-name="P82"/>
      <text:p text:style-name="P77"><text:span text:style-name="T104">https://www.npmjs.com/package/crypto-js</text:span> </text:p>
      <text:p text:style-name="P78"/>
      <text:p text:style-name="P78"/>
      <text:p text:style-name="P81">En la carpetap api:</text:p>
      <text:p text:style-name="P81"/>
      <text:p text:style-name="P78">$ yarn add crypto-js</text:p>
      <text:p text:style-name="P78"/>
      <text:p text:style-name="P79"/>
      <text:p text:style-name="P79">Hay Muchos Hashing Algoithms pero voy a usar <text:span text:style-name="T107">AES</text:span></text:p>
      <text:p text:style-name="P79"/>
      <text:p text:style-name="P80"/>
      <text:p text:style-name="P80">32:50 Crea una variable secret key para el password, esto en <text:span text:style-name="T103">.env</text:span></text:p>
      <text:p text:style-name="P59"/>
      <text:p text:style-name="P58"/>
      <text:p text:style-name="P58">SECRET_KEY = lama</text:p>
      <text:p text:style-name="P58"/>
      <text:p text:style-name="P58"/>
      <text:p text:style-name="P58"><text:soft-page-break/></text:p>
      <text:p text:style-name="P58"/>
      <text:p text:style-name="P58"/>
      <text:p text:style-name="P58"/>
      <text:p text:style-name="P58"/>
      <text:p text:style-name="P58"/>
      <text:p text:style-name="P44">router.post("/register", async (req, res) =&gt; {</text:p>
      <text:p text:style-name="P48">const newUser = new User({</text:p>
      <text:p text:style-name="P48">username: req.body.username,</text:p>
      <text:p text:style-name="P48">email: req.body.email,</text:p>
      <text:p text:style-name="P48">password: <text:span text:style-name="T110">CryptoJS.AES.encrypt(</text:span></text:p>
      <text:p text:style-name="P83">req.body.password,</text:p>
      <text:p text:style-name="P83">process.env.SECRET_KEY</text:p>
      <text:p text:style-name="P84"><text:span text:style-name="T5">).toString()</text:span>,</text:p>
      <text:p text:style-name="P48">});</text:p>
      <text:p text:style-name="P48"/>
      <text:p text:style-name="P48"/>
      <text:p text:style-name="P50">3<text:span text:style-name="T114">3</text:span>:<text:span text:style-name="T114">33</text:span>-<text:span text:style-name="T111">37:30</text:span> LOGIN</text:p>
      <text:p text:style-name="P50"/>
      <text:p text:style-name="P51"/>
      <text:p text:style-name="P51"/>
      <text:p text:style-name="P40">router.post("<text:span text:style-name="T112">/login</text:span>", async (req, res) =&gt; {</text:p>
      <text:p text:style-name="P26">try {</text:p>
      <text:p text:style-name="P26">//Busca el user</text:p>
      <text:p text:style-name="P26">const <text:span text:style-name="T112">user</text:span> = await User.findOne({ email: req.body.email });</text:p>
      <text:p text:style-name="P26">!user &amp;&amp; res.status(401).json("password o username erroneos!");</text:p>
      <text:p text:style-name="P54"/>
      <text:p text:style-name="P26">const bytes = CryptoJS.AES.decrypt(<text:span text:style-name="T112">user</text:span>.password, process.env.SECRET_KEY);</text:p>
      <text:p text:style-name="P26">const originalPassword = bytes.toString(CryptoJS.enc.Utf8);</text:p>
      <text:p text:style-name="P54"/>
      <text:p text:style-name="P26">originalPassword !== req.body.password &amp;&amp;</text:p>
      <text:p text:style-name="P26">res.status(401).json("password o username erroneos!");</text:p>
      <text:p text:style-name="P54"/>
      <text:p text:style-name="P26">res.status(200).json(user);</text:p>
      <text:p text:style-name="P26">} catch (err) {</text:p>
      <text:p text:style-name="P26">res.status(500).json(err);</text:p>
      <text:p text:style-name="P26">}</text:p>
      <text:p text:style-name="P26">});</text:p>
      <text:p text:style-name="P26"/>
      <text:p text:style-name="P26">*<text:span text:style-name="T115">37:45 → Como </text:span><text:span text:style-name="T113">no</text:span><text:span text:style-name="T115"> devolver el pass encryptado a la BD </text:span></text:p>
      <text:p text:style-name="P40">const { password, ...<text:span text:style-name="T109">info</text:span> } = user._doc;</text:p>
      <text:p text:style-name="P54"/>
      <text:p text:style-name="P26">res.status(200).json(<text:span text:style-name="T109">info</text:span>);</text:p>
      <text:p text:style-name="P26"/>
      <text:p text:style-name="P29">De 38 a 41 explica la importancia de JWT</text:p>
      <text:p text:style-name="P26"/>
      <text:p text:style-name="P26"/>
      <text:p text:style-name="P27"/>
      <text:p text:style-name="P56"><text:soft-page-break/><text:span text:style-name="T116">40:55 – </text:span>JWT</text:p>
      <text:p text:style-name="P56"/>
      <text:p text:style-name="P57">* <text:span text:style-name="T116">Creaci</text:span><text:span text:style-name="T118">ó</text:span><text:span text:style-name="T116">n del Access Token</text:span></text:p>
      <text:p text:style-name="P57"/>
      <text:p text:style-name="P41">//Esta info <text:span text:style-name="T117">user._id user.isAdmin</text:span></text:p>
      <text:p text:style-name="P26">//La va a guardar en el token</text:p>
      <text:p text:style-name="P26">//<text:span text:style-name="T119">También debo indicar la secret key y la fecha de expiración</text:span></text:p>
      <text:p text:style-name="P26">const accessToken = jwt.sign(</text:p>
      <text:p text:style-name="P26">{ id: <text:span text:style-name="T117">user._id</text:span>, isAdmin: u<text:span text:style-name="T117">ser.isAdmin</text:span> },</text:p>
      <text:p text:style-name="P26">p<text:span text:style-name="T117">rocess.env.SECRET_KEY</text:span>,</text:p>
      <text:p text:style-name="P26">{ <text:span text:style-name="T117">expiresIn: "5d"</text:span> }</text:p>
      <text:p text:style-name="P26">);</text:p>
      <text:p text:style-name="P26"/>
      <text:p text:style-name="P26"/>
      <text:p text:style-name="P26">//<text:span text:style-name="T120">Entonces enviaras la info y el accessToken</text:span></text:p>
      <text:p text:style-name="P26">//<text:span text:style-name="T121">Cuidado no te olvides de los {}</text:span></text:p>
      <text:p text:style-name="P26">res.status(200).json(<text:span text:style-name="T105">{</text:span>...info, accessToken<text:span text:style-name="T105">}</text:span>);</text:p>
      <text:p text:style-name="P26"/>
      <text:p text:style-name="P26"/>
      <text:p text:style-name="P30">44:50 <text:span text:style-name="T112">CRUD</text:span></text:p>
      <text:p text:style-name="P30"/>
      <text:p text:style-name="P36">UPDATE</text:p>
      <text:p text:style-name="P36"/>
      <text:p text:style-name="P31">Antes de hacer crud ya no verificaré la info por el body, sino, <text:s/>a través de accesstoken.<text:span text:style-name="T122">(verifyToken.js)</text:span></text:p>
      <text:p text:style-name="P31"/>
      <text:p text:style-name="P32">Si todo funciona bien(verifica bien) va al next:</text:p>
      <text:p text:style-name="P32">function verify(req, res, <text:span text:style-name="T112">next</text:span>) {}</text:p>
      <text:p text:style-name="P32"/>
      <text:p text:style-name="P32"/>
      <text:p text:style-name="P33">El token está en el header no en el body..</text:p>
      <text:p text:style-name="P33">function verify(req, res, next) {</text:p>
      <text:p text:style-name="P26">if (authHeader) { <text:s text:c="75"/><text:span text:style-name="T126">0</text:span><text:span text:style-name="T125"> </text:span><text:span text:style-name="T123"><text:s text:c="9"/></text:span><text:span text:style-name="T128">1</text:span></text:p>
      <text:p text:style-name="P26">const token = authHeader.split(" ")[<text:span text:style-name="T127">1</text:span>]; <text:span text:style-name="T123">← 1 por que es un arr (</text:span><text:span text:style-name="T126">Bear</text:span><text:span text:style-name="T123"> </text:span><text:span text:style-name="T128">458394jh</text:span><text:span text:style-name="T123">) </text:span></text:p>
      <text:p text:style-name="P26">} else {</text:p>
      <text:p text:style-name="P26">return res.status(401).json("No está autenticado!");</text:p>
      <text:p text:style-name="P26">}</text:p>
      <text:p text:style-name="P26">}</text:p>
      <text:p text:style-name="P34">QUEDé en 50:00</text:p>
      <text:p text:style-name="P34"/>
      <text:p text:style-name="P35">Si el user id es igual al que le das por params</text:p>
      <text:p text:style-name="P52">router.put("<text:span text:style-name="T4">/:id</text:span>", async (req, res) =&gt; {</text:p>
      <text:p text:style-name="P48">if (req.user.id === req.<text:span text:style-name="T5">params.id </text:span>|| req.user.isAdmin) {</text:p>
      <text:p text:style-name="P48">}</text:p>
      <text:p text:style-name="P48">});</text:p>
      <text:p text:style-name="P48"/>
      <text:p text:style-name="P53">No se por que en el header usa token – <text:span text:style-name="T9">Bearer</text:span> skdjfsjdsdkjfhbkQWERQWEdfgfg123DFG</text:p>
      <text:p text:style-name="P35"><text:soft-page-break/></text:p>
      <text:p text:style-name="P37">DELETE <text:s/>→ 57:55</text:p>
      <text:p text:style-name="P37"/>
      <text:p text:style-name="P37"/>
      <text:p text:style-name="P85">Quedé en 1:00</text:p>
      <text:p text:style-name="P85"/>
      <text:p text:style-name="P86">1:03:30→ Va aguadar los diferentes request en Rest Client App.</text:p>
      <text:p text:style-name="P86"/>
      <text:p text:style-name="P87">1:04:30→ Va a pasar admin a true para que sea una cuenta admin, es decir está creando una cuenta admin:</text:p>
      <text:p text:style-name="P87"/>
      <text:p text:style-name="P102"><text:span text:style-name="T100">_id </text:span><text:span text:style-name="T130">6169be696e78fafcecbf34be</text:span></text:p>
      <text:p text:style-name="P102">username<text:span text:style-name="T131">"Ricardo"</text:span></text:p>
      <text:p text:style-name="P102">email <text:span text:style-name="T131">"ruperto@gmail.com"</text:span></text:p>
      <text:list xml:id="list28636990" text:style-name="L1">
        <text:list-header>
          <text:p text:style-name="P103">"U2FsdGVkX1/KAUCjHLQo2l3loeefMaIjgU4EaLLdZns="</text:p>
          <text:p text:style-name="P103"><text:span text:style-name="T129">isAdmin: </text:span><text:span text:style-name="T132">true <text:s text:c="2"/></text:span><text:span text:style-name="T133">← <text:s text:c="4"/>← <text:s text:c="4"/>← <text:s text:c="3"/>← </text:span></text:p>
          <text:p text:style-name="P103"><text:span text:style-name="T129">createdAt:</text:span><text:span text:style-name="T134">2021-10-15T17:46:17.691+00:00</text:span></text:p>
        </text:list-header>
      </text:list>
      <text:p text:style-name="P104">password:123456</text:p>
      <text:p text:style-name="P87"/>
      <text:p text:style-name="P88">1:05:30</text:p>
      <text:p text:style-name="P88"/>
      <text:p text:style-name="P90"><text:span text:style-name="T101">copió el nuevo access token → </text:span><text:span text:style-name="T71">eyJhbGciOiJIUzI1NiIsInR5cCI6IkpXVCJ9.eyJpZCI6IjYxNjliZTY5NmU3OGZhZmNlY2JmMzRiZSIsImlzQWRtaW4iOnRydWUsImlhdCI6MTYzNDQ4NTQzMCwiZXhwIjoxNjM0OTE3NDMwfQ.t8zEzHHKF06TzC7vbItucTsutnyBZvc-dvKFiu_mxp4</text:span></text:p>
      <text:p text:style-name="P91"><text:span text:style-name="T71"/></text:p>
      <text:p text:style-name="P98"><text:span text:style-name="T72">1:0</text:span><text:span text:style-name="T73">5</text:span><text:span text:style-name="T72">:00</text:span><text:span text:style-name="T25"> <text:s/></text:span><text:span text:style-name="T73">al 1:06:11</text:span><text:span text:style-name="T72"> </text:span><text:span text:style-name="T75">→</text:span><text:span text:style-name="T74"> </text:span><text:span text:style-name="T25">Como Borrar </text:span><text:span text:style-name="T44">(Siendo admin, por eso usa el token de admin)</text:span></text:p>
      <text:p text:style-name="P98"><text:span text:style-name="T44"/></text:p>
      <text:p text:style-name="P95"><text:span text:style-name="T44">1:</text:span><text:span text:style-name="T25">06:23 → Crear GET → </text:span><text:span text:style-name="T45">Con el _id:</text:span></text:p>
      <text:p text:style-name="P95"><text:span text:style-name="T25"/></text:p>
      <text:p text:style-name="P95"><text:a xlink:type="simple" xlink:href="http://localhost:8800/api/users/find/616c3d73f1b36035d1cd1c47" text:style-name="Internet_20_link" text:visited-style-name="Visited_20_Internet_20_Link"><text:span text:style-name="T25">http://localhost:8800/api/users/</text:span></text:a><text:a xlink:type="simple" xlink:href="http://localhost:8800/api/users/find/616c3d73f1b36035d1cd1c47" text:style-name="Internet_20_link" text:visited-style-name="Visited_20_Internet_20_Link"><text:span text:style-name="T56">find</text:span></text:a><text:a xlink:type="simple" xlink:href="http://localhost:8800/api/users/find/616c3d73f1b36035d1cd1c47" text:style-name="Internet_20_link" text:visited-style-name="Visited_20_Internet_20_Link"><text:span text:style-name="T25">/616c3d73f1b36035d1cd1c47</text:span></text:a></text:p>
      <text:p text:style-name="P95"><text:span text:style-name="T25"/></text:p>
      <text:p text:style-name="P96"><text:span text:style-name="T25">1:07: 00 → GET ALL(For all users): → http://localhost:8800/api/users</text:span><text:span text:style-name="T46"> →</text:span><text:span text:style-name="T47"> </text:span><text:span text:style-name="T46">tienes que volver a usar el accesstoken , sino lo tienes te vuelves a logear</text:span></text:p>
      <text:p text:style-name="P96"><text:span text:style-name="T46"/></text:p>
      <text:p text:style-name="P96"><text:span text:style-name="T46"/></text:p>
      <text:p text:style-name="P97"><text:span text:style-name="T46">1:</text:span><text:span text:style-name="T25">07:35 → Como usar queries → </text:span></text:p>
      <text:p text:style-name="P100"><text:span text:style-name="T25">// el _id: -1 es para devolver el más viejo</text:span></text:p>
      <text:p text:style-name="P92"><text:span text:style-name="T25">const users = query</text:span></text:p>
      <text:p text:style-name="P93">? await User.find().sort({<text:span text:style-name="T5"> _</text:span><text:span text:style-name="T137">id: -1</text:span><text:span text:style-name="T136"> </text:span>}).limit(5)</text:p>
      <text:p text:style-name="P93">: await User.find();</text:p>
      <text:p text:style-name="P93">res.status(200).json(users);</text:p>
      <text:p text:style-name="P93"/>
      <text:p text:style-name="P94"><text:soft-page-break/>1:14:15 → <text:s/><text:span text:style-name="T139">query para hacerlo por year</text:span></text:p>
      <text:p text:style-name="P93"/>
      <text:p text:style-name="P93"/>
      <text:p text:style-name="P99"><text:span text:style-name="T66">1:17:37 → </text:span></text:p>
      <text:p text:style-name="P99"><text:span text:style-name="T66"/></text:p>
      <text:p text:style-name="P101"><text:span text:style-name="T25">Mongoose | findByIdAndUpdate() Function</text:span></text:p>
      <text:list xml:id="list3642867363" text:style-name="L2">
        <text:list-header>
          <text:p text:style-name="P107"/>
        </text:list-header>
      </text:list>
      <text:p text:style-name="P105"><text:span text:style-name="T84">The </text:span><text:span text:style-name="Strong_20_Emphasis"><text:span text:style-name="T84">findByIdAndUpdate() function </text:span></text:span><text:bookmark text:name="tw-target-text1"/><text:span text:style-name="Strong_20_Emphasis"><text:span text:style-name="T22">se usa para encontrar un documento coincidente, lo actualiza de acuerdo con el argumento de actualización, pasando las opciones y devuelve el documento encontrado (si lo hubiera) a la devolución de llamada.</text:span></text:span></text:p>
      <text:p text:style-name="P105"><text:span text:style-name="Strong_20_Emphasis"><text:span text:style-name="T22"/></text:span></text:p>
      <text:p text:style-name="P106"><text:span text:style-name="Strong_20_Emphasis"><text:span text:style-name="T70">1:20:00 Choose a random Movie…. </text:span></text:span></text:p>
      <text:p text:style-name="P105"><text:span text:style-name="Strong_20_Emphasis"><text:span text:style-name="T83"/></text:span></text:p>
      <text:p text:style-name="P108"/>
      <text:p text:style-name="P89"><text:span text:style-name="T25"/></text:p>
      <text:p text:style-name="P97"><text:span text:style-name="T25"/></text:p>
      <text:p text:style-name="P95"><text:span text:style-name="T25"/></text:p>
      <text:p text:style-name="P95"><text:span text:style-name="T25"/></text:p>
      <text:p text:style-name="P26"/>
      <text:p text:style-name="P26"/>
      <text:p text:style-name="P26"/>
      <text:p text:style-name="P39"/>
      <text:p text:style-name="P26"/>
      <text:p text:style-name="P26"/>
      <text:p text:style-name="P26"/>
      <text:p text:style-name="P26"/>
      <text:p text:style-name="P47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Consolas, 'Courier New', monospace"/>
    <style:font-face style:name="inherit" svg:font-family="inherit"/>
    <style:font-face style:name="monospace1" svg:font-family="monospace"/>
    <style:font-face style:name="monospace" svg:font-family="monospace, monospace"/>
    <style:font-face style:name="urw-din" svg:font-family="urw-din, sans-serif"/>
    <style:font-face style:name="var font-din" svg:font-family="'var font-di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4:01:53.563163256</meta:creation-date>
    <dc:date>2021-10-17T16:00:47.062932394</dc:date>
    <meta:editing-duration>PT14H34M35S</meta:editing-duration>
    <meta:editing-cycles>129</meta:editing-cycles>
    <meta:generator>LibreOffice/6.4.2.2$Linux_X86_64 LibreOffice_project/40$Build-2</meta:generator>
    <meta:document-statistic meta:table-count="0" meta:image-count="0" meta:object-count="0" meta:page-count="7" meta:paragraph-count="156" meta:word-count="1054" meta:character-count="7267" meta:non-whitespace-character-count="6242"/>
  </office:meta>
</office:document-meta>
</file>